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ccffcc" draw:fill-color="#ccffcc" draw:textarea-horizontal-align="justify" draw:textarea-vertical-align="middle" draw:auto-grow-height="false" fo:min-height="8.347cm" fo:min-width="23.268cm"/>
    </style:style>
    <style:style style:name="gr2"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min-height="4.233cm" fo:min-width="6.96cm" fo:padding-top="0.177cm" fo:padding-bottom="0.177cm" fo:padding-left="0.302cm" fo:padding-right="0.302cm"/>
    </style:style>
    <style:style style:name="gr3" style:family="graphic" style:parent-style-name="standard">
      <style:graphic-properties draw:stroke="solid" draw:stroke-dash="_32__20_Dots_20_1_20_Dash" svg:stroke-width="0.018cm" svg:stroke-color="#ffffff" draw:marker-start-width="0cm" draw:marker-end-width="0cm" draw:fill="solid" draw:fill-color="#dddddd" draw:textarea-horizontal-align="justify" draw:textarea-vertical-align="middle" draw:auto-grow-height="false" fo:min-height="1.558cm" fo:min-width="3.952cm" fo:padding-top="0.134cm" fo:padding-bottom="0.134cm" fo:padding-left="0.259cm" fo:padding-right="0.259cm"/>
    </style:style>
    <style:style style:name="gr4" style:family="graphic" style:parent-style-name="standard">
      <style:graphic-properties svg:stroke-color="#00cc00" draw:fill="solid" draw:fill-color="#99ff66" draw:textarea-horizontal-align="justify" draw:textarea-vertical-align="middle" draw:auto-grow-height="false" fo:min-height="0.147cm" fo:min-width="0.258cm"/>
    </style:style>
    <style:style style:name="gr5" style:family="graphic" style:parent-style-name="standard">
      <style:graphic-properties svg:stroke-color="#c5000b" draw:fill="solid" draw:fill-color="#ff8080" draw:textarea-horizontal-align="justify" draw:textarea-vertical-align="middle" draw:auto-grow-height="false" fo:min-height="0.839cm" fo:min-width="0.978cm"/>
    </style:style>
    <style:style style:name="gr6" style:family="graphic" style:parent-style-name="standard">
      <style:graphic-properties draw:stroke="solid" draw:stroke-dash="_32__20_Dots_20_1_20_Dash" svg:stroke-width="0.106cm" svg:stroke-color="#000000" draw:marker-start="Arrow" draw:marker-start-width="0.082cm" draw:marker-end="Arrow" draw:marker-end-width="0.082cm" draw:fill="solid" draw:fill-color="#eeeeee" draw:textarea-vertical-align="middle" fo:padding-top="0.179cm" fo:padding-bottom="0.179cm" fo:padding-left="0.304cm" fo:padding-right="0.304cm"/>
    </style:style>
    <style:style style:name="gr7"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1.168cm" fo:min-width="2.444cm" fo:padding-top="0.152cm" fo:padding-bottom="0.152cm" fo:padding-left="0.277cm" fo:padding-right="0.277cm" fo:wrap-option="no-wrap"/>
    </style:style>
    <style:style style:name="gr8"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9"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10" style:family="graphic" style:parent-style-name="standard">
      <style:graphic-properties draw:stroke="none" draw:fill="none" fo:min-height="2.073cm"/>
    </style:style>
    <style:style style:name="gr11" style:family="graphic" style:parent-style-name="standard">
      <style:graphic-properties draw:stroke="solid" draw:stroke-dash="_32__20_Dots_20_1_20_Dash" svg:stroke-width="0.018cm" svg:stroke-color="#ffffff" draw:marker-start-width="0cm" draw:marker-end-width="0cm" draw:fill="solid" draw:fill-color="#dddddd" draw:textarea-horizontal-align="justify" draw:textarea-vertical-align="middle" draw:auto-grow-height="false" fo:min-height="1.559cm" fo:min-width="3.952cm" fo:padding-top="0.134cm" fo:padding-bottom="0.134cm" fo:padding-left="0.259cm" fo:padding-right="0.259cm"/>
    </style:style>
    <style:style style:name="gr12" style:family="graphic" style:parent-style-name="standard">
      <style:graphic-properties draw:stroke="none" draw:fill="none" fo:min-height="2.074cm"/>
    </style:style>
    <style:style style:name="gr13" style:family="graphic" style:parent-style-name="standard">
      <style:graphic-properties draw:stroke="solid" draw:stroke-dash="_32__20_Dots_20_1_20_Dash" svg:stroke-width="0.106cm" svg:stroke-color="#000000" draw:marker-start="Arrow" draw:marker-start-width="0.106cm" draw:marker-end="Arrow" draw:marker-end-width="0.106cm" draw:fill="solid" draw:fill-color="#eeeeee" draw:textarea-vertical-align="middle" fo:padding-top="0.179cm" fo:padding-bottom="0.179cm" fo:padding-left="0.304cm" fo:padding-right="0.304cm"/>
    </style:style>
    <style:style style:name="gr14" style:family="graphic" style:parent-style-name="standard">
      <style:graphic-properties draw:stroke="none" draw:fill="none" fo:min-height="4.721cm"/>
    </style:style>
    <style:style style:name="gr15"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color="#ccffcc"/>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loext:graphic-properties draw:fill="solid" draw:fill-color="#cccccc"/>
      <style:paragraph-properties fo:text-align="center"/>
      <style:text-properties fo:font-size="32pt" style:font-size-asian="32pt" style:font-size-complex="32pt"/>
    </style:style>
    <style:style style:name="P4" style:family="paragraph">
      <loext:graphic-properties draw:fill="solid" draw:fill-color="#dddddd"/>
      <style:paragraph-properties fo:text-align="center"/>
      <style:text-properties fo:font-size="18pt"/>
    </style:style>
    <style:style style:name="P5" style:family="paragraph">
      <loext:graphic-properties draw:fill="solid" draw:fill-color="#99ff66"/>
      <style:paragraph-properties fo:text-align="center"/>
    </style:style>
    <style:style style:name="P6" style:family="paragraph">
      <loext:graphic-properties draw:fill="solid" draw:fill-color="#ff8080"/>
      <style:paragraph-properties fo:text-align="center"/>
    </style:style>
    <style:style style:name="P7" style:family="paragraph">
      <loext:graphic-properties draw:fill="solid" draw:fill-color="#eeeeee"/>
      <style:paragraph-properties fo:text-align="center"/>
    </style:style>
    <style:style style:name="P8" style:family="paragraph">
      <style:paragraph-properties fo:text-align="center"/>
      <style:text-properties fo:font-size="24pt" style:font-size-asian="24pt" style:font-size-complex="24pt"/>
    </style:style>
    <style:style style:name="P9" style:family="paragraph">
      <loext:graphic-properties draw:fill="solid" draw:fill-color="#e6e6ff"/>
      <style:paragraph-properties fo:text-align="center"/>
      <style:text-properties fo:font-size="24pt" style:font-size-asian="24pt" style:font-size-complex="24pt"/>
    </style:style>
    <style:style style:name="P10" style:family="paragraph">
      <loext:graphic-properties draw:fill="none" draw:fill-color="#729fcf"/>
      <style:paragraph-properties fo:text-align="center"/>
    </style:style>
    <style:style style:name="P11" style:family="paragraph">
      <loext:graphic-properties draw:fill="none"/>
      <style:paragraph-properties fo:text-align="center"/>
      <style:text-properties fo:font-size="24pt" style:font-size-asian="24pt" style:font-size-complex="24pt"/>
    </style:style>
    <style:style style:name="P12" style:family="paragraph">
      <style:paragraph-properties fo:text-align="center"/>
    </style:style>
    <style:style style:name="P13" style:family="paragraph">
      <loext:graphic-properties draw:fill="none"/>
      <style:paragraph-properties fo:text-align="center"/>
    </style:style>
    <style:style style:name="P14" style:family="paragraph">
      <loext:graphic-properties draw:fill-color="#ffffff"/>
    </style:style>
    <style:style style:name="T1" style:family="text">
      <style:text-properties fo:font-size="32pt" style:font-size-asian="32pt" style:font-size-complex="32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4.698cm" svg:height="9.527cm" svg:x="1.302cm" svg:y="8.794cm">
          <text:p text:style-name="P1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8.06cm" svg:height="5.083cm" svg:x="9.718cm" svg:y="2.71cm">
          <text:p text:style-name="P2"><text:span text:style-name="T1">Agent</text:span></text:p>
          <text:p text:style-name="P2"><text:span text:style-name="T1">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666cm" svg:height="2.022cm" svg:x="19.181cm" svg:y="11.014cm">
          <text:p text:style-name="P1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514cm" svg:height="1.191cm" draw:transform="skewX (0.000872664625997165) rotate (-1.5702727280193) translate (20.426cm 11.3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6" draw:layer="layout" svg:width="1.478cm" svg:height="1.089cm" draw:transform="rotate (-1.56678206951531) translate (23.786cm 11.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6" draw:text-style-name="P7" draw:layer="layout" svg:x1="23.755cm" svg:y1="12.109cm" svg:x2="23.659cm" svg:y2="14.607cm" draw:end-shape="id1" draw:end-glue-point="1" svg:d="M23755 12109h431v2498h-527" svg:viewBox="0 0 528 2499">
          <text:p/>
        </draw:connector>
        <draw:custom-shape draw:style-name="gr7" draw:text-style-name="P9" xml:id="id1" draw:id="id1" draw:layer="layout" svg:width="4.588cm" svg:height="2.268cm" svg:x="19.071cm" svg:y="13.473cm">
          <text:p text:style-name="P8"><text:span text:style-name="T2">env 3</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7" draw:layer="layout" svg:x1="19.071cm" svg:y1="14.607cm" svg:x2="19.228cm" svg:y2="12.052cm" draw:start-shape="id1" draw:start-glue-point="3" svg:d="M19071 14607h-526v-2555h683" svg:viewBox="0 0 684 2556">
          <text:p/>
        </draw:connector>
        <draw:line draw:style-name="gr9" draw:text-style-name="P10" draw:layer="layout" svg:x1="10.129cm" svg:y1="7.793cm" svg:x2="6.599cm" svg:y2="10.653cm">
          <text:p/>
        </draw:line>
        <draw:line draw:style-name="gr9" draw:text-style-name="P10" draw:layer="layout" svg:x1="17.518cm" svg:y1="7.69cm" svg:x2="21.419cm" svg:y2="10.55cm">
          <text:p/>
        </draw:line>
        <draw:line draw:style-name="gr9" draw:text-style-name="P10" draw:layer="layout" svg:x1="13.72cm" svg:y1="7.793cm" svg:x2="13.72cm" svg:y2="10.653cm">
          <text:p/>
        </draw:line>
        <draw:frame draw:style-name="gr10" draw:text-style-name="P11" draw:layer="layout" svg:width="3.385cm" svg:height="2.323cm" svg:x="19.823cm" svg:y="10.995cm">
          <draw:text-box>
            <text:p text:style-name="P8"><text:span text:style-name="T2">age</text:span><text:span text:style-name="T2">nt</text:span><text:span text:style-name="T2"><text:line-break/></text:span><text:span text:style-name="T2">3</text:span></text:p>
          </draw:text-box>
        </draw:frame>
        <draw:custom-shape draw:style-name="gr11" draw:text-style-name="P4" draw:layer="layout" svg:width="4.666cm" svg:height="2.023cm" svg:x="11.559cm" svg:y="11.0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514cm" svg:height="1.191cm" draw:transform="skewX (0.000872664625997165) rotate (-1.5702727280193) translate (12.804cm 11.3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6" draw:layer="layout" svg:width="1.478cm" svg:height="1.089cm" draw:transform="rotate (-1.56678206951531) translate (16.164cm 11.3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6" draw:text-style-name="P7" draw:layer="layout" svg:x1="16.133cm" svg:y1="12.128cm" svg:x2="16.037cm" svg:y2="14.626cm" draw:end-shape="id2" draw:end-glue-point="1" svg:d="M16133 12128h431v2498h-527" svg:viewBox="0 0 528 2499">
          <text:p/>
        </draw:connector>
        <draw:custom-shape draw:style-name="gr7" draw:text-style-name="P9" xml:id="id2" draw:id="id2" draw:layer="layout" svg:width="4.588cm" svg:height="2.268cm" svg:x="11.449cm" svg:y="13.492cm">
          <text:p text:style-name="P8"><text:span text:style-name="T2">env 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7" draw:layer="layout" svg:x1="11.449cm" svg:y1="14.626cm" svg:x2="11.606cm" svg:y2="12.071cm" draw:start-shape="id2" draw:start-glue-point="3" svg:d="M11449 14626h-526v-2555h683" svg:viewBox="0 0 684 2556">
          <text:p/>
        </draw:connector>
        <draw:frame draw:style-name="gr12" draw:text-style-name="P11" draw:layer="layout" svg:width="3.385cm" svg:height="2.324cm" svg:x="12.201cm" svg:y="11.014cm">
          <draw:text-box>
            <text:p text:style-name="P8"><text:span text:style-name="T2">agent</text:span></text:p>
            <text:p text:style-name="P8"><text:span text:style-name="T2">2</text:span></text:p>
          </draw:text-box>
        </draw:frame>
        <draw:custom-shape draw:style-name="gr3" draw:text-style-name="P4" draw:layer="layout" svg:width="4.666cm" svg:height="2.022cm" svg:x="3.798cm" svg:y="11.0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514cm" svg:height="1.191cm" draw:transform="skewX (0.000872664625997165) rotate (-1.5702727280193) translate (5.043cm 11.3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6" draw:layer="layout" svg:width="1.478cm" svg:height="1.089cm" draw:transform="rotate (-1.56678206951531) translate (8.402cm 11.339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3" draw:text-style-name="P7" draw:layer="layout" svg:x1="8.372cm" svg:y1="12.147cm" svg:x2="8.277cm" svg:y2="14.646cm" draw:end-shape="id3" draw:end-glue-point="1" svg:d="M8372 12147h431v2499h-526" svg:viewBox="0 0 527 2500">
          <text:p/>
        </draw:connector>
        <draw:custom-shape draw:style-name="gr7" draw:text-style-name="P9" xml:id="id3" draw:id="id3" draw:layer="layout" svg:width="4.589cm" svg:height="2.268cm" svg:x="3.688cm" svg:y="13.512cm">
          <text:p text:style-name="P8"><text:span text:style-name="T2">env 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7" draw:layer="layout" svg:x1="3.688cm" svg:y1="14.646cm" svg:x2="3.845cm" svg:y2="12.091cm" draw:start-shape="id3" draw:start-glue-point="3" svg:d="M3688 14646h-527v-2555h684" svg:viewBox="0 0 685 2556">
          <text:p/>
        </draw:connector>
        <draw:frame draw:style-name="gr12" draw:text-style-name="P11" draw:layer="layout" svg:width="3.385cm" svg:height="2.324cm" svg:x="4.44cm" svg:y="11.033cm">
          <draw:text-box>
            <text:p text:style-name="P8"><text:span text:style-name="T2">agent</text:span></text:p>
            <text:p text:style-name="P8"><text:span text:style-name="T2">1</text:span></text:p>
          </draw:text-box>
        </draw:frame>
        <draw:frame draw:style-name="gr14" draw:text-style-name="P13" draw:layer="layout" svg:width="10.331cm" svg:height="4.971cm" svg:x="8.297cm" svg:y="16.685cm">
          <draw:text-box>
            <text:p text:style-name="P12"><text:span text:style-name="T2">Pool of parallel envs</text:span></text:p>
          </draw:text-box>
        </draw:frame>
        <presentation:notes draw:style-name="dp2">
          <draw:page-thumbnail draw:style-name="gr15" draw:layer="layout" svg:width="14.848cm" svg:height="11.136cm" svg:x="3.075cm" svg:y="2.257cm" draw:page-number="1"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0T17:22:43.919300516</meta:creation-date>
    <dc:date>2017-11-22T00:19:26.029755350</dc:date>
    <meta:editing-duration>P1DT6H36M20S</meta:editing-duration>
    <meta:editing-cycles>1</meta:editing-cycles>
    <meta:document-statistic meta:object-count="50"/>
    <meta:generator>LibreOffice/5.1.6.2$Linux_X86_64 LibreOffice_project/10m0$Build-2</meta:generator>
  </office:meta>
</office:document-meta>
</file>